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able-cell-properties fo:background-color="#ffff00"/>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fo:padding="0.028in"/>
      <style:text-properties fo:color="#ff00ff"/>
    </style:style>
    <style:style style:name="ce2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in"/>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in"/>
    </style:style>
    <style:style style:name="ce33" style:family="table-cell" style:parent-style-name="Default">
      <style:text-properties fo:color="#ff00ff" fo:font-size="14pt" style:font-size-asian="14pt" style:font-size-complex="14pt"/>
    </style:style>
    <style:style style:name="ce34" style:family="table-cell" style:parent-style-name="Default" style:data-style-name="N0"/>
    <style:style style:name="ce35" style:family="table-cell" style:parent-style-name="Default">
      <style:text-properties fo:font-size="15pt" style:font-size-asian="15pt" style:font-size-complex="15pt"/>
    </style:style>
    <style:style style:name="ce3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7" style:family="table-cell" style:parent-style-name="Default">
      <style:text-properties fo:color="#004586" fo:font-weight="bold" style:font-weight-asian="bold" style:font-weight-complex="bold"/>
    </style:style>
    <style:style style:name="ce38" style:family="table-cell" style:parent-style-name="Default">
      <style:text-properties fo:color="#ff00ff" fo:font-style="italic" fo:font-weight="normal" style:font-style-asian="italic" style:font-weight-asian="normal" style:font-style-complex="italic" style:font-weight-complex="normal"/>
    </style:style>
    <style:style style:name="ce39" style:family="table-cell" style:parent-style-name="Default">
      <style:text-properties fo:color="#0047ff"/>
    </style:style>
    <style:style style:name="ce40" style:family="table-cell" style:parent-style-name="Default">
      <style:table-cell-properties fo:background-color="#ffff00"/>
      <style:text-properties fo:color="#000080"/>
    </style:style>
    <style:style style:name="ce41" style:family="table-cell" style:parent-style-name="Default">
      <style:text-properties fo:color="#ff0000" fo:font-size="14pt" style:font-size-asian="14pt" style:font-size-complex="14pt"/>
    </style:style>
    <style:style style:name="ce42" style:family="table-cell" style:parent-style-name="Default" style:data-style-name="N104">
      <style:table-cell-properties style:glyph-orientation-vertical="auto" style:direction="ttb"/>
    </style:style>
    <style:style style:name="ce4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4" style:family="table-cell" style:parent-style-name="Default">
      <style:text-properties fo:font-size="11pt" style:font-size-asian="11pt" style:font-size-complex="11pt"/>
    </style:style>
    <style:style style:name="ce45" style:family="table-cell" style:parent-style-name="Default">
      <style:text-properties fo:font-size="13pt" style:font-size-asian="13pt" style:font-size-complex="13pt"/>
    </style:style>
    <style:style style:name="ce46" style:family="table-cell" style:parent-style-name="Default">
      <style:text-properties fo:color="#ff0000" fo:font-size="13pt" style:font-size-asian="13pt" style:font-size-complex="13pt"/>
    </style:style>
    <style:style style:name="ce47"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1"/>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10">
          <table:table-cell table:number-columns-repeated="1024"/>
        </table:table-row>
        <table:table-row table:style-name="ro15">
          <table:table-cell table:number-columns-repeated="4"/>
          <table:table-cell table:style-name="ce22"/>
          <table:table-cell table:number-columns-repeated="1019"/>
        </table:table-row>
        <table:table-row table:style-name="ro15">
          <table:table-cell table:number-columns-repeated="1024"/>
        </table:table-row>
        <table:table-row table:style-name="ro15">
          <table:table-cell table:number-columns-repeated="4"/>
          <table:table-cell table:style-name="ce23"/>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5" office:value-type="string" calcext:value-type="string">
            <text:p>----在动手编程前你要想清楚你的机制是否适合所有信息类型的智能学习和识别</text:p>
          </table:table-cell>
          <table:table-cell table:style-name="ce2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1"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2"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3"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6">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6">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6">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20">
          <table:table-cell/>
          <table:table-cell table:style-name="ce6"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20">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3"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3"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9">
          <table:table-cell/>
          <table:table-cell office:value-type="string" calcext:value-type="string">
            <text:p>是说,大脑的神经细胞也只有两种状态:兴奋</text:p>
          </table:table-cell>
          <table:table-cell table:number-columns-repeated="10"/>
        </table:table-row>
        <table:table-row table:style-name="ro9">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9">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果一个神经细胞在一段时间内受到高频率的刺激,则它和输入信号</text:p>
          </table:table-cell>
          <table:table-cell table:number-columns-repeated="10"/>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9">
          <table:table-cell/>
          <table:table-cell office:value-type="string" calcext:value-type="string">
            <text:p>步骤!</text:p>
          </table:table-cell>
          <table:table-cell table:number-columns-repeated="10"/>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1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9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82in" svg:height="1.6811in" svg:x="0.8413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504in" svg:x="0.7602in" svg:y="0.0445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82in" svg:height="1.6516in" svg:x="0.8488in" svg:y="0.0476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5in" svg:x="0.8106in" svg:y="0.0724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86in" svg:height="1.6504in" svg:x="0.872in" svg:y="0.0654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126in" svg:height="0.2224in" svg:x="0.3555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11in" svg:height="0.1913in" svg:x="0.3642in" svg:y="0.042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6"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4"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1"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38"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0"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3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4"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5"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3"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4" office:value-type="string" calcext:value-type="string">
            <text:p>还是应该强调一点，所有系统机制尽量用神经元链接来完成，借用太多外部机制，说明离真实的人脑系统距离越远</text:p>
          </table:table-cell>
          <table:table-cell table:style-name="ce24" table:number-columns-repeated="8"/>
          <table:table-cell table:number-columns-repeated="1005"/>
        </table:table-row>
        <table:table-row table:style-name="ro21" table:number-rows-repeated="2">
          <table:table-cell table:number-columns-repeated="10"/>
          <table:table-cell table:style-name="ce2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2"/>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0"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17in" svg:x="0.2969in" svg:y="0.1965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5" table:number-columns-repeated="5"/>
        </table:table-row>
        <table:table-row table:style-name="ro9">
          <table:table-cell table:number-columns-repeated="12"/>
          <table:table-cell table:style-name="ce45" table:number-columns-repeated="5"/>
        </table:table-row>
        <table:table-row table:style-name="ro9">
          <table:table-cell table:style-name="ce44" office:value-type="string" calcext:value-type="string">
            <text:p><text:s/>struct ActivationNeuron</text:p>
          </table:table-cell>
          <table:table-cell table:style-name="ce44" table:number-columns-repeated="9"/>
          <table:table-cell table:number-columns-repeated="2"/>
          <table:table-cell table:style-name="ce45" table:number-columns-repeated="5"/>
        </table:table-row>
        <table:table-row table:style-name="ro9">
          <table:table-cell table:style-name="ce44" office:value-type="string" calcext:value-type="string">
            <text:p>{</text:p>
          </table:table-cell>
          <table:table-cell table:style-name="ce44" table:number-columns-repeated="9"/>
          <table:table-cell/>
          <table:table-cell office:value-type="string" calcext:value-type="string">
            <text:p>基类</text:p>
          </table:table-cell>
          <table:table-cell table:style-name="ce45" table:number-columns-repeated="5"/>
        </table:table-row>
        <table:table-row table:style-name="ro25">
          <table:table-cell table:style-name="ce44" office:value-type="string" calcext:value-type="string">
            <text:p>nero_us32int msg;/*记录该nero的种类，性质等信息*/</text:p>
          </table:table-cell>
          <table:table-cell table:style-name="ce44" table:number-columns-repeated="9"/>
          <table:table-cell table:number-columns-repeated="2"/>
          <table:table-cell table:style-name="ce45" office:value-type="string" calcext:value-type="string">
            <text:p>outputListHead链表指向所有的衍生类</text:p>
          </table:table-cell>
          <table:table-cell table:style-name="ce45" table:number-columns-repeated="4"/>
        </table:table-row>
        <table:table-row table:style-name="ro25">
          <table:table-cell table:style-name="ce44" office:value-type="string" calcext:value-type="string">
            <text:p>nero_s32int x;/*取值范围-2147483648 ~ 2147483647*/</text:p>
          </table:table-cell>
          <table:table-cell table:style-name="ce44" table:number-columns-repeated="9"/>
          <table:table-cell table:number-columns-repeated="2"/>
          <table:table-cell table:style-name="ce45" office:value-type="string" calcext:value-type="string">
            <text:p>inputListHead链表为空</text:p>
          </table:table-cell>
          <table:table-cell table:style-name="ce45" table:number-columns-repeated="4"/>
        </table:table-row>
        <table:table-row table:style-name="ro25">
          <table:table-cell table:style-name="ce44" office:value-type="string" calcext:value-type="string">
            <text:p>nero_s32int y;</text:p>
          </table:table-cell>
          <table:table-cell table:style-name="ce44" table:number-columns-repeated="9"/>
          <table:table-cell table:number-columns-repeated="2"/>
          <table:table-cell table:style-name="ce45" office:value-type="string" calcext:value-type="string">
            <text:p>特别的，GodNero只是指向所有基类，基类不指向它</text:p>
          </table:table-cell>
          <table:table-cell table:style-name="ce45" table:number-columns-repeated="4"/>
        </table:table-row>
        <table:table-row table:style-name="ro9">
          <table:table-cell table:style-name="ce44" office:value-type="string" calcext:value-type="string">
            <text:p>nero_s32int z;</text:p>
          </table:table-cell>
          <table:table-cell table:style-name="ce44" table:number-columns-repeated="9"/>
          <table:table-cell table:number-columns-repeated="2"/>
          <table:table-cell table:style-name="ce45" table:number-columns-repeated="5"/>
        </table:table-row>
        <table:table-row table:style-name="ro9">
          <table:table-cell table:style-name="ce44" office:value-type="string" calcext:value-type="string">
            <text:p>struct NerveFiber_ <text:s/>* inputListHead;/*其实究竟对于一个神经元来说是不是需要这个输入神经元的链表，*/</text:p>
          </table:table-cell>
          <table:table-cell table:style-name="ce44" table:number-columns-repeated="9"/>
          <table:table-cell table:number-columns-repeated="2"/>
          <table:table-cell table:style-name="ce45" table:number-columns-repeated="5"/>
        </table:table-row>
        <table:table-row table:style-name="ro9">
          <table:table-cell table:style-name="ce44" table:number-columns-repeated="5"/>
          <table:table-cell table:style-name="ce44" office:value-type="string" calcext:value-type="string">
            <text:p>/*好像其实不是那么必要的是吧，因为，这实际上会造成冗余数据*/</text:p>
          </table:table-cell>
          <table:table-cell table:style-name="ce44" table:number-columns-repeated="4"/>
          <table:table-cell table:number-columns-repeated="2"/>
          <table:table-cell table:style-name="ce45" table:number-columns-repeated="5"/>
        </table:table-row>
        <table:table-row table:style-name="ro9">
          <table:table-cell table:style-name="ce44" table:number-columns-repeated="5"/>
          <table:table-cell table:style-name="ce44" office:value-type="string" calcext:value-type="string">
            <text:p>/*那么如果该神经元是一个NeuronObject，那么inputListHead指向该*/</text:p>
          </table:table-cell>
          <table:table-cell table:style-name="ce44" table:number-columns-repeated="4"/>
          <table:table-cell/>
          <table:table-cell office:value-type="string" calcext:value-type="string">
            <text:p>衍生类</text:p>
          </table:table-cell>
          <table:table-cell table:style-name="ce45" table:number-columns-repeated="5"/>
        </table:table-row>
        <table:table-row table:style-name="ro25">
          <table:table-cell table:style-name="ce44" table:number-columns-repeated="5"/>
          <table:table-cell table:style-name="ce44" office:value-type="string" calcext:value-type="string">
            <text:p>/*对象的数据，如果该神经元表示一个存抽象概念，则没有数据*/</text:p>
          </table:table-cell>
          <table:table-cell table:style-name="ce44" table:number-columns-repeated="4"/>
          <table:table-cell table:number-columns-repeated="2"/>
          <table:table-cell table:style-name="ce45" office:value-type="string" calcext:value-type="string">
            <text:p>inputListHead指向的是数据的神经链表，注意暂时规定，</text:p>
          </table:table-cell>
          <table:table-cell table:style-name="ce45" table:number-columns-repeated="4"/>
        </table:table-row>
        <table:table-row table:style-name="ro25">
          <table:table-cell table:style-name="ce44" table:number-columns-repeated="5"/>
          <table:table-cell table:style-name="ce44" office:value-type="string" calcext:value-type="string">
            <text:p>/*如果是一个ActNero，则该神经元的功能是保存数据*/</text:p>
          </table:table-cell>
          <table:table-cell table:style-name="ce44" table:number-columns-repeated="4"/>
          <table:table-cell table:number-columns-repeated="2"/>
          <table:table-cell table:style-name="ce45" office:value-type="string" calcext:value-type="string">
            <text:p>概念本身那个神经元不保存数据，为以后的xyz留别的用处</text:p>
          </table:table-cell>
          <table:table-cell table:style-name="ce45" table:number-columns-repeated="4"/>
        </table:table-row>
        <table:table-row table:style-name="ro9">
          <table:table-cell table:style-name="ce44" table:number-columns-repeated="5"/>
          <table:table-cell table:style-name="ce44" office:value-type="string" calcext:value-type="string">
            <text:p>/*但是如果是一个NeuronObject，是指向第一个数据呢，还是*/</text:p>
          </table:table-cell>
          <table:table-cell table:style-name="ce44" table:number-columns-repeated="4"/>
          <table:table-cell table:number-columns-repeated="2"/>
          <table:table-cell table:style-name="ce45" table:number-columns-repeated="5"/>
        </table:table-row>
        <table:table-row table:style-name="ro25">
          <table:table-cell table:style-name="ce44" table:number-columns-repeated="5"/>
          <table:table-cell table:style-name="ce44" office:value-type="string" calcext:value-type="string">
            <text:p>/*说inputListHead指向一个数据的链表，显然指向第一个数据跟*/</text:p>
          </table:table-cell>
          <table:table-cell table:style-name="ce44" table:number-columns-repeated="4"/>
          <table:table-cell table:number-columns-repeated="2"/>
          <table:table-cell table:style-name="ce45" office:value-type="string" calcext:value-type="string">
            <text:p>outputListHead指向所以相关的其他概念或者上层基类</text:p>
          </table:table-cell>
          <table:table-cell table:style-name="ce45" table:number-columns-repeated="4"/>
        </table:table-row>
        <table:table-row table:style-name="ro9">
          <table:table-cell table:style-name="ce44" table:number-columns-repeated="5"/>
          <table:table-cell table:style-name="ce44" office:value-type="string" calcext:value-type="string">
            <text:p>/*合理，因为这样可以充分利用已经有的内存*/</text:p>
          </table:table-cell>
          <table:table-cell table:style-name="ce44" table:number-columns-repeated="4"/>
          <table:table-cell table:number-columns-repeated="2"/>
          <table:table-cell table:style-name="ce45" table:number-columns-repeated="5"/>
        </table:table-row>
        <table:table-row table:style-name="ro9">
          <table:table-cell table:style-name="ce44" table:number-columns-repeated="10"/>
          <table:table-cell table:number-columns-repeated="2"/>
          <table:table-cell table:style-name="ce45" table:number-columns-repeated="5"/>
        </table:table-row>
        <table:table-row table:style-name="ro9">
          <table:table-cell table:style-name="ce44" office:value-type="string" calcext:value-type="string">
            <text:p>struct NerveFiber_ <text:s text:c="2"/>* outputListHead; </text:p>
          </table:table-cell>
          <table:table-cell table:style-name="ce44" table:number-columns-repeated="9"/>
          <table:table-cell table:number-columns-repeated="2"/>
          <table:table-cell table:style-name="ce46" office:value-type="string" calcext:value-type="string">
            <text:p>所谓的上下层，指的是上层概念由下层构成或者解释的关系</text:p>
          </table:table-cell>
          <table:table-cell table:style-name="ce45" table:number-columns-repeated="4"/>
        </table:table-row>
        <table:table-row table:style-name="ro9">
          <table:table-cell table:style-name="ce44" office:value-type="string" calcext:value-type="string">
            <text:p>};</text:p>
          </table:table-cell>
          <table:table-cell table:style-name="ce44" table:number-columns-repeated="9"/>
          <table:table-cell table:number-columns-repeated="2"/>
          <table:table-cell table:style-name="ce4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5" table:number-columns-repeated="4"/>
        </table:table-row>
        <table:table-row table:style-name="ro9">
          <table:table-cell table:style-name="ce44" table:number-columns-repeated="10"/>
          <table:table-cell/>
          <table:table-cell office:value-type="string" calcext:value-type="string">
            <text:p>数据</text:p>
          </table:table-cell>
          <table:table-cell table:style-name="ce45" table:number-columns-repeated="5"/>
        </table:table-row>
        <table:table-row table:style-name="ro25">
          <table:table-cell table:style-name="ce44" table:number-columns-repeated="10"/>
          <table:table-cell table:number-columns-repeated="2"/>
          <table:table-cell table:style-name="ce45" office:value-type="string" calcext:value-type="string">
            <text:p>inputListHead为空</text:p>
          </table:table-cell>
          <table:table-cell table:style-name="ce45" table:number-columns-repeated="4"/>
        </table:table-row>
        <table:table-row table:style-name="ro9">
          <table:table-cell table:style-name="ce44" table:number-columns-repeated="10"/>
          <table:table-cell table:number-columns-repeated="2"/>
          <table:table-cell table:style-name="ce45" table:number-columns-repeated="5"/>
        </table:table-row>
        <table:table-row table:style-name="ro25">
          <table:table-cell table:number-columns-repeated="12"/>
          <table:table-cell table:style-name="ce45" office:value-type="string" calcext:value-type="string">
            <text:p>outputListHead指向下一个数据类</text:p>
          </table:table-cell>
          <table:table-cell table:style-name="ce45" table:number-columns-repeated="4"/>
        </table:table-row>
        <table:table-row table:style-name="ro9" table:number-rows-repeated="2">
          <table:table-cell table:number-columns-repeated="12"/>
          <table:table-cell table:style-name="ce45" table:number-columns-repeated="5"/>
        </table:table-row>
        <table:table-row table:style-name="ro9">
          <table:table-cell table:number-columns-repeated="12"/>
          <table:table-cell table:style-name="ce45" office:value-type="string" calcext:value-type="string">
            <text:p>不同的概念数据两不一样，但是表示概念的神经元一律不用来存储数据</text:p>
          </table:table-cell>
          <table:table-cell table:style-name="ce45" table:number-columns-repeated="4"/>
        </table:table-row>
        <table:table-row table:style-name="ro9">
          <table:table-cell table:number-columns-repeated="2"/>
          <table:table-cell table:style-name="ce30" table:number-columns-repeated="3"/>
          <table:table-cell table:number-columns-repeated="7"/>
          <table:table-cell table:style-name="ce45" office:value-type="string" calcext:value-type="string">
            <text:p>，即使只要一个神经元就能也用一个单独的神经来存储数据</text:p>
          </table:table-cell>
          <table:table-cell table:style-name="ce45"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7"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4"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17:08:12.4733774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28T17:38:58.791735939</dc:date>
    <meta:editing-duration>P12DT17H50M22S</meta:editing-duration>
    <meta:editing-cycles>415</meta:editing-cycles>
    <meta:document-statistic meta:table-count="9" meta:cell-count="1068" meta:object-count="126"/>
  </office:meta>
</office:document-meta>
</file>